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106" officeooo:paragraph-rsid="001b3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5:59:59.997003890</meta:creation-date>
    <dc:date>2025-02-24T16:00:54.120433124</dc:date>
    <meta:editing-duration>PT5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8.4.2$Linux_X86_64 LibreOffice_project/3e97788786b20d724e2ed0ea7a111abce73cab63</meta:generator>
  </office:meta>
</office:document-meta>
</file>